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11.81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27cm" svg:x="16.367cm" svg:y="1.508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19cm" svg:height="2.667cm" svg:x="4.81cm" svg:y="6.715cm">
          <text:p text:style-name="P1">Browse Boar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19cm" svg:height="2.667cm" svg:x="4.81cm" svg:y="10.017cm">
          <text:p text:style-name="P1">My Boar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19cm" svg:height="2.667cm" svg:x="4.81cm" svg:y="13.446cm">
          <text:p text:style-name="P1">Create Boa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09:10:49.685000000</meta:creation-date>
    <dc:date>2019-02-22T09:15:14.721000000</dc:date>
    <meta:editing-duration>PT4M25S</meta:editing-duration>
    <meta:editing-cycles>1</meta:editing-cycles>
    <meta:document-statistic meta:object-count="4"/>
    <meta:generator>LibreOffice/6.1.4.2$Windows_X86_64 LibreOffice_project/9d0f32d1f0b509096fd65e0d4bec26ddd1938fd3</meta:generator>
  </office:meta>
</office:document-meta>
</file>